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Título" style:master-page-name="MP0" style:family="paragraph">
      <style:paragraph-properties fo:break-before="page"/>
    </style:style>
    <style:style style:name="P2" style:parent-style-name="Normal" style:family="paragraph">
      <style:paragraph-properties>
        <style:tab-stops>
          <style:tab-stop style:type="left" style:position="4.7395in"/>
        </style:tab-stops>
      </style:paragraph-properties>
    </style:style>
  </office:automatic-styles>
  <office:body>
    <office:text text:use-soft-page-breaks="true">
      <text:p text:style-name="P1">Lego Mindstorms NXT 2.0</text:p>
      <text:p text:style-name="Normal">Definición:</text:p>
      <text:p text:style-name="Normal"><text:tab/>Lego <text:s/>Mindstorms NXT 2.0 es un kit robótico programable desarrollado por lego. La primera versión fue comercializada en 2006 y la versión actual en 2009. Este kit robótico viene con un entorno de programación llamado NXT-G. El firmware de base es Open Source y ha sido modificado por usuarios dando lugar a otras versiones, siendo la más conocida de ellas LeJOS NXJ.<text:s/></text:p>
      <text:p text:style-name="Normal"><text:tab/>El componente principal del kit robótico es el NXT brik, que es la unidad lógico o ordenador.<text:s/>Tiene 4 entradas para sensores y 3 salidas para motores, así como un conector USB y permite conexión vía Bluetooth.</text:p>
      <text:p text:style-name="Normal">Como funciona:</text:p>
      <text:p text:style-name="Normal"><text:tab/>El NXT brik se encarga de interpretar el código y gestionar los sensores y motores. Los puertos están etiquetados permitiendo al NXT brik conocer que sensores está conectado a que puerto. Gracias a esto la gestión de los dispositivos conectados es muy simple.</text:p>
      <text:p text:style-name="Normal">Porque se ha elegido:</text:p>
      <text:p text:style-name="Normal"><text:tab/>Lego Mindstorms es un plataforma de desarrollo consolidad en el mundo de la robótica. Tiene una amplia comunidad de usuarios y mucho contenido colgado en internet. Es una manera fácil de acercase a la robótica pero al mismo tiempo ofrece un producto con mucho potencial. Siendo ahora mismo un kit robótico la utilidad del NXT brik no se acaba solo hay, ya que gestionar sensores y motores existen miles de usos posibles.<text:s/></text:p>
      <text:p text:style-name="Normal">Conclusión:</text:p>
      <text:p text:style-name="Normal"><text:tab/>Lego Mindstorms NXT 2.0 es un kit robótico con un hardware de gran calidad y muy robusto a la hora de ejecutar código. Tiene una gran comunidad de usuarios, y<text:s/>existen<text:s/>firmwares<text:s/>de terceros que amplían las posibilidades de uso a casi cualquier<text:s/>entorno.<text:s/>Es fácil de usar y al ser de Lego es fácil montar un robot sin necesidad de soldar ni un solo cable.<text:s/></text:p>
      <text:p text:style-name="Normal"><text:tab/>En definitiva es la plataforma ideal para comenzar en el mundo de la robótica y perfecto para usuarios avanzados que quieran crear prototipos complejos.</text:p>
      <text:p text:style-name="Normal"><text:tab/>Fuente:</text:p>
      <text:p text:style-name="Normal"><text:a xlink:href="http://en.wikipedia.org/wiki/Lego_Mindstorms_NXT#Firmware_and_developer_kits" office:target-frame-name="_top" xlink:show="replace"><text:span text:style-name="Hipervínculo">http://en.wikipedia.org/wiki/Lego_Mindstorms_NXT#Firmware_and_developer_kits</text:span></text:a></text:p>
      <text:p text:style-name="Normal"><text:a xlink:href="http://mindstorms.lego.com/en-us/Products/default.aspx" office:target-frame-name="_top" xlink:show="replace"><text:span text:style-name="Hipervínculo">http://mindstorms.lego.com/en-us/Products/default.aspx</text:span></text:a></text:p>
      <text:p text:style-name="P2"><text:a xlink:href="http://mindstorms.lego.com/en-us/support/buildinginstructions/8547/8547%20User%20Guide%20English.aspx" office:target-frame-name="_top" xlink:show="replace"><text:span text:style-name="Hipervínculo">http://mindstorms.lego.com/en-us/support/buildinginstructions/8547/8547%20User%20Guide%20English.aspx</text:span></text:a><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ítuloCar" style:display-name="Título Car" style:family="text" style:parent-style-name="Fuentedepárrafopredeter.">
      <style:text-properties style:font-name="Cambria" style:font-name-asian="Times New Roman" style:font-name-complex="Times New Roman" fo:color="#17365D" fo:letter-spacing="0.0034in" style:letter-kerning="true" fo:font-size="26pt" style:font-size-asian="26pt" style:font-size-complex="26pt" fo:language="es"/>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icante</meta:initial-creator>
    <dc:creator>Bruno</dc:creator>
    <meta:creation-date>2012-01-27T22:34:00Z</meta:creation-date>
    <dc:date>2012-01-27T22:34:00Z</dc:date>
    <meta:template xlink:href="Normal" xlink:type="simple"/>
    <meta:editing-cycles>2</meta:editing-cycles>
    <meta:editing-duration>PT0S</meta:editing-duration>
    <meta:document-statistic meta:page-count="1" meta:paragraph-count="4" meta:word-count="367" meta:character-count="2385" meta:row-count="16" meta:non-whitespace-character-count="2022"/>
  </office:meta>
</office:document-meta>
</file>